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17:18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47; 0.114232; 0.005985; 0.003649; 0.005943; 0.059037; 0.236654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17:34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269; 0.114062; 0.005954; 0.003416; -0.003204; 0.066455; 0.245509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17:43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386; 0.114170; 0.005976; 0.003682; 0.007052; 0.064211; 0.239861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17:54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286; 0.114078; 0.005959; 0.003443; -0.001476; 0.063950; 0.248370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18:00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23; 0.114206; 0.005984; 0.003707; 0.007765; 0.062882; 0.237356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18:07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318; 0.114111; 0.005962; 0.003447; -0.001186; 0.061615; 0.247439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18:15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377; 0.114160; 0.005981; 0.003711; 0.007938; 0.064754; 0.238451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18:23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086; 0.113897; 0.005916; 0.002866; -0.019920; 0.058762; 0.262399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18:30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38; 0.114223; 0.005977; 0.003676; 0.007625; 0.061395; 0.237363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18:37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089; 0.113900; 0.005919; 0.002847; -0.022193; 0.062054; 0.263027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18:43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15; 0.114300; 0.005989; 0.003669; 0.008479; 0.052434; 0.235378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18:5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011; 0.113822; 0.005913; 0.002830; -0.022493; 0.062042; 0.265386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20:0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363; 0.114145; 0.005987; 0.003740; 0.008168; 0.067723; 0.238380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20:25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05; 0.114325; 0.005907; 0.002522; -0.033922; 0.049026; 0.252124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20:3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03; 0.114188; 0.005982; 0.003644; 0.005588; 0.062744; 0.239810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20:41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95; 0.114416; 0.005904; 0.002466; -0.036554; 0.050863; 0.247276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20:47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349; 0.114136; 0.005973; 0.003625; 0.004262; 0.065523; 0.240305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20:55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697; 0.114519; 0.005904; 0.002438; -0.037206; 0.045245; 0.244209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21:09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73; 0.114257; 0.005986; 0.003686; 0.007548; 0.059995; 0.236238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21:24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822; 0.114663; 0.005858; 0.001459; -0.073709; 0.043114; 0.250665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21:3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325; 0.114114; 0.005964; 0.003547; 0.000913; 0.065554; 0.243558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21:43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87; 0.114629; 0.005866; 0.001405; -0.075831; 0.042667; 0.253850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21:51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338; 0.114128; 0.005965; 0.003494; -0.000386; 0.058243; 0.246405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22:00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852; 0.114693; 0.005869; 0.001468; -0.074033; 0.043997; 0.250483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22:24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373; 0.114159; 0.005974; 0.003626; 0.004545; 0.063944; 0.240751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22:4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5249; 0.115096; 0.005844; -0.001047; -0.173130; 0.023791; 0.262476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22:5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193; 0.113987; 0.005943; 0.003404; -0.005068; 0.065847; 0.252004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23:0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5232; 0.115079; 0.005844; -0.001120; -0.175448; 0.022027; 0.260776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23:10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040; 0.113839; 0.005924; 0.003274; -0.010159; 0.070607; 0.260013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[Sun May <text:s/>6 18:23:20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5183; 0.115030; 0.005838; -0.001081; -0.175131; 0.029016; 0.263228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4:23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68; 0.114352; 0.005983; 0.003684; 0.008524; -0.167938; -0.163635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4:36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50; 0.114243; 0.005994; 0.003392; -0.007487; 0.052775; 0.238780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4:4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70; 0.114255; 0.005974; 0.003677; 0.007923; -0.169791; -0.167996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4:48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60; 0.114252; 0.005958; 0.003483; -0.000090; -0.166965; -0.170592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4:53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46; 0.114331; 0.006019; 0.003616; 0.002344; 0.056043; 0.229316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5:01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30; 0.114321; 0.006011; 0.003416; -0.005741; 0.054879; 0.231745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5:07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87; 0.114370; 0.005990; 0.003699; 0.009496; -0.163034; -0.159749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5:15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131; 0.113940; 0.005951; 0.002881; -0.029954; 0.055064; 0.250250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5:20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21; 0.114207; 0.005964; 0.003653; 0.005354; -0.170920; -0.171296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5:27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079; 0.113888; 0.005944; 0.002860; -0.030843; 0.055871; 0.251468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5:34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28; 0.114313; 0.006016; 0.003593; 0.000637; 0.056255; 0.230381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5:44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246; 0.114053; 0.005962; 0.002898; -0.028432; 0.050824; 0.246630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5:51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69; 0.114255; 0.005969; 0.003657; 0.006147; -0.167647; -0.167852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6:0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812; 0.114632; 0.005939; 0.002460; -0.048858; 0.039661; 0.222813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6:09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47; 0.114234; 0.005962; 0.003631; 0.005010; -0.169481; -0.170843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6:17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12; 0.114531; 0.005943; 0.002464; -0.047855; 0.043060; 0.225224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6:2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67; 0.114256; 0.005961; 0.003588; 0.003675; -0.166678; -0.170545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6:29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642; 0.114460; 0.005950; 0.002529; -0.045012; 0.044307; 0.227599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6:35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85; 0.114372; 0.006012; 0.003548; -0.001341; 0.050817; 0.230365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6:50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817; 0.114652; 0.005910; 0.001755; -0.078005; 0.045229; 0.221470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6:58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91; 0.114280; 0.006009; 0.003504; -0.003344; 0.057724; 0.232146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7:07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32; 0.114571; 0.005881; 0.001493; -0.089979; 0.048122; 0.225583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7:1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01; 0.114292; 0.005960; 0.003497; -0.000260; -0.165684; -0.169817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7:19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47; 0.114586; 0.005885; 0.001479; -0.091658; 0.051310; 0.229339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7:3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91; 0.114377; 0.006023; 0.003555; -0.001208; 0.051615; 0.228483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7:41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5171; 0.115021; 0.005856; -0.000516; -0.176263; 0.034446; 0.207917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7:48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25; 0.114218; 0.005989; 0.003381; -0.009337; 0.056369; 0.239941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7:58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5229; 0.115079; 0.005856; -0.000523; -0.176666; 0.029713; 0.206298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8:05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19; 0.114213; 0.005993; 0.003342; -0.010603; 0.056516; 0.233002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[Sun May <text:s/>6 18:38:19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5203; 0.115054; 0.005852; -0.000506; -0.176050; 0.028567; 0.208565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6:28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95; 0.114366; 0.006085; 0.003923; 0.011378; 0.056030; 0.228729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6:40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40; 0.114516; 0.006077; 0.003773; 0.006335; 0.050117; 0.220891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6:45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66; 0.114338; 0.006082; 0.003908; 0.010629; 0.056435; 0.234210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6:5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92; 0.114569; 0.006080; 0.003767; 0.005608; 0.051797; 0.219746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6:56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614; 0.114385; 0.006084; 0.003911; 0.011783; 0.054479; 0.230658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7:03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38; 0.114514; 0.006079; 0.003770; 0.005496; 0.050622; 0.223017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7:11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96; 0.114367; 0.006088; 0.003916; 0.011361; 0.056651; 0.231896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7:17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97; 0.114584; 0.006069; 0.003461; -0.005589; 0.051921; 0.219036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7:25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41; 0.114313; 0.006089; 0.003910; 0.010406; 0.057978; 0.234932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7:3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812; 0.114600; 0.006063; 0.003445; -0.006531; 0.047268; 0.218846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7:37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96; 0.114368; 0.006093; 0.003892; 0.010420; 0.055793; 0.233335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7:44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827; 0.114615; 0.006067; 0.003435; -0.006617; 0.046222; 0.220814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7:53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635; 0.114407; 0.006090; 0.003906; 0.011791; 0.054230; 0.228644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8:00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64; 0.114560; 0.006050; 0.003221; -0.016349; 0.043329; 0.233082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8:06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38; 0.114511; 0.006090; 0.003875; 0.010984; 0.046282; 0.228009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8:13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87; 0.114383; 0.006040; 0.003179; -0.019943; 0.060237; 0.231964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8:18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93; 0.114566; 0.006056; 0.003929; 0.017755; -0.159406; -0.152790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8:26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69; 0.114366; 0.006037; 0.003165; -0.020960; 0.060774; 0.233256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8:38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666; 0.114438; 0.006090; 0.003881; 0.010892; 0.052511; 0.229111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8:46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24; 0.114232; 0.006022; 0.002786; -0.032823; 0.062305; 0.236602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8:51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96; 0.114571; 0.006043; 0.003875; 0.014791; -0.158933; -0.151729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8:58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47; 0.114254; 0.006023; 0.002801; -0.033223; 0.062335; 0.237786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9:04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829; 0.114603; 0.006050; 0.003897; 0.015809; -0.158392; -0.153572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9:11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57; 0.114267; 0.006017; 0.002729; -0.035740; 0.059863; 0.239911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9:17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825; 0.114600; 0.006048; 0.003869; 0.014316; -0.159086; -0.148780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9:30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953; 0.114782; 0.005987; 0.001831; -0.072477; 0.043489; 0.210887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9:36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900; 0.114679; 0.006040; 0.003754; 0.008894; -0.152143; -0.150255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9:43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925; 0.114756; 0.005974; 0.001777; -0.074631; 0.044413; 0.215620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9:49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824; 0.114606; 0.006064; 0.003638; 0.000557; 0.046425; 0.216419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8:59:55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975; 0.114807; 0.005969; 0.001725; -0.077047; 0.042081; 0.212582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9:00:1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62; 0.114539; 0.006079; 0.003766; 0.004726; 0.054392; 0.222698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9:00:2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5216; 0.115065; 0.005908; 0.000096; -0.146475; 0.031926; 0.204532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9:00:28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97; 0.114384; 0.005994; 0.003577; -0.001244; -0.166019; -0.168364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9:00:35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5200; 0.115049; 0.005897; 0.000001; -0.150900; 0.035723; 0.200872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9:00:43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696; 0.114482; 0.006002; 0.003620; 0.001512; -0.159311; -0.162937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[Sun May <text:s/>6 19:00:5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5181; 0.115030; 0.005908; -0.000163; -0.157458; 0.037285; 0.203231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6:54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17; 0.114496; 0.006022; 0.003784; 0.013126; -0.163295; -0.160850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7:08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37; 0.114522; 0.006050; 0.003542; 0.000982; 0.048840; 0.230042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7:14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697; 0.114477; 0.006023; 0.003770; 0.013160; -0.158921; -0.162838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7:21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84; 0.114569; 0.006055; 0.003547; 0.001869; 0.042789; 0.227804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7:26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21; 0.114500; 0.006028; 0.003775; 0.013544; -0.158030; -0.156492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7:46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684; 0.114469; 0.006010; 0.003630; 0.006534; -0.160343; -0.165943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7:56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30; 0.114509; 0.006027; 0.003797; 0.013725; -0.158088; -0.156847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8:04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689; 0.114485; 0.006042; 0.003197; -0.012412; 0.053139; 0.238244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8:09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47; 0.114527; 0.006020; 0.003773; 0.012916; -0.156595; -0.157808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8:15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629; 0.114426; 0.006037; 0.003191; -0.012546; 0.053878; 0.237677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8:20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27; 0.114507; 0.006025; 0.003768; 0.013075; -0.160225; -0.158582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8:26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646; 0.114443; 0.006030; 0.003196; -0.012129; 0.050573; 0.238155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8:3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46; 0.114526; 0.006026; 0.003770; 0.013635; -0.157920; -0.158770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8:4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87; 0.114392; 0.006020; 0.002898; -0.020050; 0.049158; 0.240786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8:46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47; 0.114529; 0.006017; 0.003736; 0.011667; -0.159745; -0.160090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8:54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14; 0.114320; 0.006015; 0.002871; -0.022938; 0.054723; 0.244499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8:59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26; 0.114507; 0.006022; 0.003732; 0.011256; -0.158591; -0.158846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9:06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65; 0.114370; 0.006026; 0.002872; -0.022062; 0.053999; 0.241697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9:18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71; 0.114551; 0.006020; 0.003765; 0.012325; -0.156841; -0.156339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9:28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326; 0.114142; 0.006000; 0.002476; -0.037210; 0.061289; 0.252758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9:33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672; 0.114455; 0.006008; 0.003701; 0.008360; -0.163959; -0.166059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9:40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285; 0.114104; 0.005985; 0.002364; -0.040449; 0.059225; 0.253858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9:45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651; 0.114435; 0.006006; 0.003670; 0.006821; -0.163695; -0.166868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49:53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298; 0.114119; 0.005979; 0.002266; -0.044207; 0.055166; 0.255786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50:01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21; 0.114504; 0.006051; 0.003621; 0.001495; 0.052801; 0.225758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50:11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889; 0.114728; 0.005941; 0.001245; -0.084024; 0.045860; 0.238768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50:18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612; 0.114399; 0.005991; 0.003594; 0.003575; -0.159165; -0.170880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50:26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829; 0.114669; 0.005951; 0.001199; -0.084451; 0.043377; 0.237856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50:30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609; 0.114400; 0.006019; 0.003401; -0.006319; 0.046771; 0.234054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50:39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858; 0.114700; 0.005937; 0.001081; -0.091065; 0.047164; 0.242702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51:10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717; 0.114499; 0.006011; 0.003718; 0.009269; -0.155871; -0.159712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51:19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5211; 0.115059; 0.005884; -0.000588; -0.159783; 0.031835; 0.232627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51:26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36; 0.114324; 0.006013; 0.003491; -0.005284; 0.053011; 0.236851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51:35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5226; 0.115074; 0.005877; -0.000612; -0.158893; 0.027968; 0.235082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51:4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96; 0.114385; 0.005980; 0.003550; 0.001093; -0.161267; -0.173902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[Sun May <text:s/>6 18:51:51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5267; 0.115115; 0.005876; -0.000719; -0.165489; 0.027952; 0.233597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6:27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38; 0.114218; 0.005973; 0.003806; 0.014314; -0.175463; -0.167800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6:37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42; 0.114331; 0.006001; 0.003500; 0.000058; 0.051276; 0.237394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6:49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60; 0.114242; 0.006018; 0.003720; 0.007421; 0.066389; 0.233850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6:58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17; 0.114207; 0.005991; 0.003487; -0.001453; 0.059803; 0.242620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7:03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98; 0.114380; 0.006021; 0.003714; 0.008152; 0.052350; 0.229222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7:09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35; 0.114225; 0.005993; 0.003481; -0.000926; 0.055073; 0.242355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7:17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27; 0.114308; 0.006023; 0.003718; 0.007442; 0.058512; 0.233672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7:24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198; 0.114004; 0.005961; 0.002966; -0.021383; 0.056597; 0.249501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7:30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68; 0.114350; 0.005978; 0.003753; 0.014096; -0.164198; -0.162908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7:37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189; 0.113995; 0.005967; 0.002960; -0.022805; 0.061501; 0.252261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7:4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22; 0.114305; 0.005967; 0.003732; 0.013171; -0.165992; -0.164296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7:50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270; 0.114075; 0.005975; 0.002960; -0.021762; 0.059158; 0.249369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7:56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82; 0.114266; 0.006012; 0.003659; 0.004984; 0.060579; 0.233931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8:06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216; 0.114033; 0.005939; 0.002565; -0.036829; 0.049151; 0.257144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8:11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29; 0.114314; 0.006016; 0.003614; 0.003265; 0.056453; 0.230473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8:21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198; 0.114015; 0.005949; 0.002516; -0.039436; 0.052379; 0.257224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8:28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64; 0.114348; 0.006027; 0.003622; 0.003231; 0.055381; 0.230923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8:35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213; 0.114031; 0.005954; 0.002470; -0.041597; 0.052085; 0.254978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8:42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96; 0.114280; 0.005980; 0.003691; 0.009742; -0.166778; -0.165963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8:54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871; 0.114706; 0.005930; 0.001683; -0.072943; 0.044730; 0.232648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9:03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29; 0.114313; 0.005982; 0.003663; 0.007556; -0.167735; -0.166382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9:19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861; 0.114696; 0.005927; 0.001710; -0.071565; 0.044488; 0.232780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9:25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551; 0.114337; 0.006018; 0.003552; -0.000397; 0.051808; 0.234285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9:33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852; 0.114688; 0.005914; 0.001631; -0.075539; 0.047415; 0.233092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29:37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495; 0.114284; 0.005968; 0.003565; 0.004094; -0.166493; -0.170792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30:29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5232; 0.115080; 0.005867; -0.000754; -0.172950; 0.028151; 0.236641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30:36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381; 0.114173; 0.005986; 0.003405; -0.007109; 0.055735; 0.242699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30:45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5230; 0.115078; 0.005866; -0.000811; -0.175976; 0.028048; 0.235916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30:54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4369; 0.114163; 0.005983; 0.003371; -0.008052; 0.056815; 0.243490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[Sun May <text:s/>6 18:31:06 2018] 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; 0.115301; 0.115147; 0.005859; -0.001063; -0.186816; 0.026025; 0.234054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2:16:05.466391936</meta:creation-date>
    <dc:date>2018-05-07T12:19:43.817863013</dc:date>
    <meta:editing-duration>PT3M39S</meta:editing-duration>
    <meta:editing-cycles>1</meta:editing-cycles>
    <meta:document-statistic meta:table-count="1" meta:cell-count="1296" meta:object-count="0"/>
    <meta:generator>LibreOffice/5.4.5.1$Linux_X86_64 LibreOffice_project/40m0$Build-1</meta:generator>
  </office:meta>
</office:document-meta>
</file>